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219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457cm"/>
    </style:style>
    <style:style style:name="gr6" style:family="graphic" style:parent-style-name="standard">
      <style:graphic-properties draw:stroke="none" draw:fill="none" fo:min-height="0.163cm"/>
    </style:style>
    <style:style style:name="gr7" style:family="graphic" style:parent-style-name="standard">
      <style:graphic-properties draw:stroke="none" draw:fill="none" fo:min-height="0.112cm"/>
    </style:style>
    <style:style style:name="gr8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0.507cm"/>
    </style:style>
    <style:style style:name="gr10" style:family="graphic" style:parent-style-name="standard">
      <style:graphic-properties draw:stroke="none" draw:fill="none" fo:min-height="1.119cm"/>
    </style:style>
    <style:style style:name="gr11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standard">
      <style:graphic-properties draw:stroke="none" draw:fill="none" fo:min-height="0.7cm"/>
    </style:style>
    <style:style style:name="gr16" style:family="graphic" style:parent-style-name="standard">
      <style:graphic-properties draw:stroke="none" draw:fill="none" fo:min-height="1.703cm"/>
    </style:style>
    <style:style style:name="gr17" style:family="graphic" style:parent-style-name="standard">
      <style:graphic-properties draw:stroke="none" draw:fill="none" fo:min-height="0.201cm"/>
    </style:style>
    <style:style style:name="gr18" style:family="graphic" style:parent-style-name="standard">
      <style:graphic-properties draw:stroke="none" draw:fill="none" fo:min-height="0.306cm"/>
    </style:style>
    <style:style style:name="gr19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none" fo:min-height="3.991cm"/>
    </style:style>
    <style:style style:name="gr2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22" style:family="graphic" style:parent-style-name="standard">
      <style:graphic-properties svg:stroke-color="#ff000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color="#c5000b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c5000b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063cm" svg:height="11.416cm" svg:x="1.749cm" svg:y="1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03cm" svg:height="4.131cm" svg:x="19.515cm" svg:y="7.24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frame draw:style-name="gr3" draw:text-style-name="P2" draw:layer="layout" svg:width="3.729cm" svg:height="0.962cm" svg:x="11.831cm" svg:y="11.448cm">
          <draw:text-box>
            <text:p><text:span text:style-name="T1">wb_timer.v</text:span></text:p>
          </draw:text-box>
        </draw:frame>
        <draw:custom-shape draw:style-name="gr4" draw:text-style-name="P3" xml:id="id13" draw:id="id13" draw:layer="layout" svg:width="4.274cm" svg:height="0.637cm" svg:x="11.618cm" svg:y="10.567cm">
          <text:p text:style-name="P1"><text:span text:style-name="T2">counter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519cm" svg:height="1.025cm" draw:transform="rotate (1.5707963267949) translate (9.51cm 11.44cm)">
          <draw:glue-point draw:id="8" svg:x="5.053cm" svg:y="3.422cm"/>
          <draw:glue-point draw:id="9" svg:x="5.053cm" svg:y="-3.246cm"/>
          <text:p/>
          <draw:enhanced-geometry svg:viewBox="0 0 21600 21600" draw:mirror-horizontal="true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5" draw:text-style-name="P4" draw:layer="layout" svg:width="2.708cm" svg:height="0.707cm" svg:x="2.352cm" svg:y="9.822cm">
          <draw:text-box>
            <text:p><text:span text:style-name="T3">wb_dat_o[7:0]</text:span></text:p>
          </draw:text-box>
        </draw:frame>
        <draw:frame draw:style-name="gr6" draw:text-style-name="P4" xml:id="id3" draw:id="id3" draw:layer="layout" svg:width="2.779cm" svg:height="0.645cm" svg:x="1.918cm" svg:y="6.092cm">
          <draw:text-box>
            <text:p><text:span text:style-name="T3">wb_adr_i[4:2]</text:span></text:p>
          </draw:text-box>
        </draw:frame>
        <draw:frame draw:style-name="gr7" xml:id="id7" draw:id="id7" draw:layer="layout" svg:width="0.698cm" svg:height="0.645cm" svg:x="9.839cm" svg:y="8.01cm">
          <draw:text-box>
            <text:p><text:span text:style-name="T4">1</text:span></text:p>
          </draw:text-box>
        </draw:frame>
        <draw:custom-shape draw:style-name="gr2" draw:text-style-name="P1" xml:id="id2" draw:id="id2" draw:layer="layout" svg:width="2.703cm" svg:height="4.131cm" svg:x="4.866cm" svg:y="8.342cm">
          <draw:glue-point draw:id="4" svg:x="5.001cm" svg:y="-2.989cm"/>
          <draw:glue-point draw:id="5" svg:x="5.001cm" svg:y="3.035cm"/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9.512cm" svg:y1="9.181cm" svg:x2="7.568cm" svg:y2="9.173cm" draw:start-shape="id1" draw:start-glue-point="6" draw:end-shape="id2" draw:end-glue-point="4" svg:d="m9512 9181h-973v-8h-971">
          <text:p/>
        </draw:connector>
        <draw:frame draw:style-name="gr9" draw:text-style-name="P5" draw:layer="layout" svg:width="0.951cm" svg:height="1.979cm" svg:x="6.618cm" svg:y="8.866cm">
          <draw:text-box>
            <text:p><text:span text:style-name="T5">D</text:span></text:p>
            <text:p><text:span text:style-name="T5"/></text:p>
            <text:p><text:span text:style-name="T5"/></text:p>
            <text:p><text:span text:style-name="T5">ce</text:span></text:p>
          </draw:text-box>
        </draw:frame>
        <draw:frame draw:style-name="gr10" draw:text-style-name="P6" draw:layer="layout" svg:width="0.951cm" svg:height="1.369cm" svg:x="7.029cm" svg:y="11.61cm">
          <draw:text-box>
            <text:p><text:span text:style-name="T6">&lt;</text:span></text:p>
          </draw:text-box>
        </draw:frame>
        <draw:connector draw:style-name="gr11" draw:text-style-name="P1" xml:id="id19" draw:id="id19" draw:layer="layout" svg:x1="4.697cm" svg:y1="6.414cm" svg:x2="10.025cm" svg:y2="7.373cm" draw:start-shape="id3" draw:start-glue-point="1" draw:end-shape="id1" draw:end-glue-point="5" svg:d="m4697 6414h5328v959">
          <text:p/>
        </draw:connector>
        <draw:line draw:style-name="gr12" draw:text-style-name="P1" draw:layer="layout" svg:x1="4.892cm" svg:y1="10.452cm" svg:x2="2.326cm" svg:y2="10.452cm">
          <text:p/>
        </draw:line>
        <draw:connector draw:style-name="gr13" draw:text-style-name="P1" draw:layer="layout" svg:x1="25.212cm" svg:y1="7.01cm" svg:x2="25.212cm" svg:y2="7.01cm" svg:d="m25212 7010">
          <text:p/>
        </draw:connector>
        <draw:frame draw:style-name="gr7" xml:id="id5" draw:id="id5" draw:layer="layout" svg:width="0.698cm" svg:height="0.645cm" svg:x="9.839cm" svg:y="7.367cm">
          <draw:text-box>
            <text:p><text:span text:style-name="T4">0</text:span></text:p>
          </draw:text-box>
        </draw:frame>
        <draw:frame draw:style-name="gr7" xml:id="id9" draw:id="id9" draw:layer="layout" svg:width="0.698cm" svg:height="0.645cm" svg:x="9.839cm" svg:y="8.68cm">
          <draw:text-box>
            <text:p><text:span text:style-name="T4">2</text:span></text:p>
          </draw:text-box>
        </draw:frame>
        <draw:frame draw:style-name="gr7" xml:id="id10" draw:id="id10" draw:layer="layout" svg:width="0.698cm" svg:height="0.645cm" svg:x="9.839cm" svg:y="9.272cm">
          <draw:text-box>
            <text:p><text:span text:style-name="T4">3</text:span></text:p>
          </draw:text-box>
        </draw:frame>
        <draw:frame draw:style-name="gr7" xml:id="id12" draw:id="id12" draw:layer="layout" svg:width="0.698cm" svg:height="0.645cm" svg:x="9.839cm" svg:y="9.913cm">
          <draw:text-box>
            <text:p><text:span text:style-name="T4">4</text:span></text:p>
          </draw:text-box>
        </draw:frame>
        <draw:frame draw:style-name="gr7" xml:id="id14" draw:id="id14" draw:layer="layout" svg:width="0.698cm" svg:height="0.645cm" svg:x="9.839cm" svg:y="10.562cm">
          <draw:text-box>
            <text:p><text:span text:style-name="T4">5</text:span></text:p>
          </draw:text-box>
        </draw:frame>
        <draw:custom-shape draw:style-name="gr4" draw:text-style-name="P3" xml:id="id11" draw:id="id11" draw:layer="layout" svg:width="4.274cm" svg:height="0.637cm" svg:x="11.617cm" svg:y="9.914cm">
          <text:p text:style-name="P1"><text:span text:style-name="T2">compare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4.274cm" svg:height="0.637cm" svg:x="11.617cm" svg:y="8.666cm">
          <text:p text:style-name="P1"><text:span text:style-name="T2">counter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4.274cm" svg:height="0.637cm" svg:x="11.616cm" svg:y="8.013cm">
          <text:p text:style-name="P1"><text:span text:style-name="T2">compare0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1.029cm" svg:height="0.637cm" svg:x="11.615cm" svg:y="7.364cm">
          <text:p text:style-name="P1"><text:span text:style-name="T7">trig0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615cm" svg:y1="7.682cm" svg:x2="10.537cm" svg:y2="7.689cm" draw:start-shape="id4" draw:start-glue-point="3" draw:end-shape="id5" draw:end-glue-point="1" svg:d="m11615 7682h-540v7h-538">
          <text:p/>
        </draw:connector>
        <draw:connector draw:style-name="gr13" draw:text-style-name="P1" draw:layer="layout" svg:x1="11.616cm" svg:y1="8.331cm" svg:x2="10.537cm" svg:y2="8.332cm" draw:start-shape="id6" draw:start-glue-point="3" draw:end-shape="id7" draw:end-glue-point="1" svg:d="m11616 8331h-540v1h-539">
          <text:p/>
        </draw:connector>
        <draw:connector draw:style-name="gr13" draw:text-style-name="P1" draw:layer="layout" svg:x1="11.617cm" svg:y1="8.984cm" svg:x2="10.537cm" svg:y2="9.002cm" draw:start-shape="id8" draw:start-glue-point="3" draw:end-shape="id9" draw:end-glue-point="1" svg:d="m11617 8984h-540v18h-540">
          <text:p/>
        </draw:connector>
        <draw:connector draw:style-name="gr13" draw:text-style-name="P1" draw:layer="layout" svg:x1="11.616cm" svg:y1="9.583cm" svg:x2="10.537cm" svg:y2="9.594cm" draw:end-shape="id10" draw:end-glue-point="1" svg:d="m11616 9583h-289v11h-790">
          <text:p/>
        </draw:connector>
        <draw:connector draw:style-name="gr13" draw:text-style-name="P1" draw:layer="layout" svg:x1="11.617cm" svg:y1="10.232cm" svg:x2="10.537cm" svg:y2="10.235cm" draw:start-shape="id11" draw:start-glue-point="3" draw:end-shape="id12" draw:end-glue-point="1" svg:d="m11617 10232h-540v3h-540">
          <text:p/>
        </draw:connector>
        <draw:connector draw:style-name="gr13" draw:text-style-name="P1" draw:layer="layout" svg:x1="11.618cm" svg:y1="10.885cm" svg:x2="10.537cm" svg:y2="10.884cm" draw:start-shape="id13" draw:start-glue-point="3" draw:end-shape="id14" draw:end-glue-point="1" svg:d="m11618 10885h-541v-1h-540">
          <text:p/>
        </draw:connector>
        <draw:custom-shape draw:style-name="gr2" draw:text-style-name="P1" xml:id="id20" draw:id="id20" draw:layer="layout" svg:width="4.519cm" svg:height="1.025cm" draw:transform="rotate (1.5707963267949) translate (17.409cm 11.441cm)">
          <draw:glue-point draw:id="8" svg:x="5.004cm" svg:y="-3.418cm"/>
          <draw:glue-point draw:id="9" svg:x="5.004cm" svg:y="3.246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7" xml:id="id15" draw:id="id15" draw:layer="layout" svg:width="0.698cm" svg:height="0.645cm" svg:x="17.338cm" svg:y="8.009cm">
          <draw:text-box>
            <text:p><text:span text:style-name="T4">1</text:span></text:p>
          </draw:text-box>
        </draw:frame>
        <draw:frame draw:style-name="gr7" xml:id="id21" draw:id="id21" draw:layer="layout" svg:width="0.698cm" svg:height="0.645cm" svg:x="17.338cm" svg:y="7.342cm">
          <draw:text-box>
            <text:p><text:span text:style-name="T4">0</text:span></text:p>
          </draw:text-box>
        </draw:frame>
        <draw:frame draw:style-name="gr7" xml:id="id16" draw:id="id16" draw:layer="layout" svg:width="0.698cm" svg:height="0.645cm" svg:x="17.338cm" svg:y="8.679cm">
          <draw:text-box>
            <text:p><text:span text:style-name="T4">2</text:span></text:p>
          </draw:text-box>
        </draw:frame>
        <draw:frame draw:style-name="gr7" xml:id="id23" draw:id="id23" draw:layer="layout" svg:width="0.698cm" svg:height="0.645cm" svg:x="17.338cm" svg:y="9.271cm">
          <draw:text-box>
            <text:p><text:span text:style-name="T4">3</text:span></text:p>
          </draw:text-box>
        </draw:frame>
        <draw:frame draw:style-name="gr7" xml:id="id17" draw:id="id17" draw:layer="layout" svg:width="0.698cm" svg:height="0.645cm" svg:x="17.338cm" svg:y="9.912cm">
          <draw:text-box>
            <text:p><text:span text:style-name="T4">4</text:span></text:p>
          </draw:text-box>
        </draw:frame>
        <draw:frame draw:style-name="gr7" xml:id="id18" draw:id="id18" draw:layer="layout" svg:width="0.698cm" svg:height="0.645cm" svg:x="17.338cm" svg:y="10.561cm">
          <draw:text-box>
            <text:p><text:span text:style-name="T4">5</text:span></text:p>
          </draw:text-box>
        </draw:frame>
        <draw:connector draw:style-name="gr13" draw:text-style-name="P1" draw:layer="layout" svg:x1="15.89cm" svg:y1="8.331cm" svg:x2="17.338cm" svg:y2="8.331cm" draw:start-shape="id6" draw:start-glue-point="1" draw:end-shape="id15" draw:end-glue-point="3" svg:d="m15890 8331h1448">
          <text:p/>
        </draw:connector>
        <draw:connector draw:style-name="gr13" draw:text-style-name="P1" draw:layer="layout" svg:x1="15.891cm" svg:y1="8.984cm" svg:x2="17.338cm" svg:y2="9.001cm" draw:start-shape="id8" draw:start-glue-point="1" draw:end-shape="id16" draw:end-glue-point="3" svg:d="m15891 8984h724v17h723">
          <text:p/>
        </draw:connector>
        <draw:connector draw:style-name="gr13" draw:text-style-name="P1" draw:layer="layout" svg:x1="15.891cm" svg:y1="10.232cm" svg:x2="17.338cm" svg:y2="10.234cm" draw:start-shape="id11" draw:start-glue-point="1" draw:end-shape="id17" draw:end-glue-point="3" svg:d="m15891 10232h724v2h723">
          <text:p/>
        </draw:connector>
        <draw:connector draw:style-name="gr13" draw:text-style-name="P1" draw:layer="layout" svg:x1="15.892cm" svg:y1="10.885cm" svg:x2="17.338cm" svg:y2="10.883cm" draw:start-shape="id13" draw:start-glue-point="1" draw:end-shape="id18" draw:end-glue-point="3" svg:d="m15892 10885h724v-2h722">
          <text:p/>
        </draw:connector>
        <draw:connector draw:style-name="gr11" draw:text-style-name="P1" draw:layer="layout" svg:x1="10.025cm" svg:y1="6.414cm" svg:x2="17.924cm" svg:y2="7.375cm" draw:start-shape="id19" draw:start-glue-point="0" draw:end-shape="id20" draw:end-glue-point="7" svg:d="m10025 6414h7899v961">
          <text:p/>
        </draw:connector>
        <draw:custom-shape draw:style-name="gr4" draw:text-style-name="P7" draw:layer="layout" svg:width="1.233cm" svg:height="0.637cm" svg:x="12.614cm" svg:y="7.363cm">
          <text:p text:style-name="P1"><text:span text:style-name="T7">irqen0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029cm" svg:height="0.637cm" svg:x="13.841cm" svg:y="7.362cm">
          <text:p text:style-name="P1"><text:span text:style-name="T7">ar0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2" draw:id="id22" draw:layer="layout" svg:width="1.124cm" svg:height="0.637cm" svg:x="14.768cm" svg:y="7.361cm">
          <text:p text:style-name="P1"><text:span text:style-name="T7">en0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029cm" svg:height="0.637cm" svg:x="11.614cm" svg:y="9.286cm">
          <text:p text:style-name="P1"><text:span text:style-name="T7">trig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233cm" svg:height="0.637cm" svg:x="12.613cm" svg:y="9.285cm">
          <text:p text:style-name="P1"><text:span text:style-name="T7">irqen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029cm" svg:height="0.637cm" svg:x="13.84cm" svg:y="9.284cm">
          <text:p text:style-name="P1"><text:span text:style-name="T7">ar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4" draw:id="id24" draw:layer="layout" svg:width="1.124cm" svg:height="0.637cm" svg:x="14.767cm" svg:y="9.283cm">
          <text:p text:style-name="P1"><text:span text:style-name="T7">en1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7.338cm" svg:y1="7.664cm" svg:x2="15.892cm" svg:y2="7.679cm" draw:start-shape="id21" draw:start-glue-point="3" draw:end-shape="id22" draw:end-glue-point="1" svg:d="m17338 7664h-722v15h-724">
          <text:p/>
        </draw:connector>
        <draw:connector draw:style-name="gr14" draw:text-style-name="P1" draw:layer="layout" svg:x1="17.338cm" svg:y1="9.593cm" svg:x2="15.891cm" svg:y2="9.601cm" draw:start-shape="id23" draw:start-glue-point="3" draw:end-shape="id24" draw:end-glue-point="1" svg:d="m17338 9593h-723v8h-724">
          <text:p/>
        </draw:connector>
        <draw:frame draw:style-name="gr15" draw:layer="layout" svg:width="2.601cm" svg:height="0.95cm" svg:x="22.389cm" svg:y="6.853cm">
          <draw:text-box>
            <text:p><text:span text:style-name="T3">wb_dat_i[7:0]</text:span></text:p>
          </draw:text-box>
        </draw:frame>
        <draw:frame draw:style-name="gr16" draw:text-style-name="P5" draw:layer="layout" svg:width="0.951cm" svg:height="1.979cm" svg:x="21.379cm" svg:y="7.377cm">
          <draw:text-box>
            <text:p><text:span text:style-name="T5">D</text:span></text:p>
            <text:p><text:span text:style-name="T5"/></text:p>
            <text:p><text:span text:style-name="T5"/></text:p>
            <text:p><text:span text:style-name="T5">ce</text:span></text:p>
          </draw:text-box>
        </draw:frame>
        <draw:frame draw:style-name="gr17" draw:text-style-name="P6" draw:layer="layout" svg:width="0.951cm" svg:height="0.839cm" svg:x="21.703cm" svg:y="10.192cm">
          <draw:text-box>
            <text:p><text:span text:style-name="T6">&lt;</text:span></text:p>
          </draw:text-box>
        </draw:frame>
        <draw:frame draw:style-name="gr18" draw:text-style-name="P5" draw:layer="layout" svg:width="0.951cm" svg:height="0.683cm" svg:x="19.66cm" svg:y="8.888cm">
          <draw:text-box>
            <text:p><text:span text:style-name="T5">Q</text:span></text:p>
          </draw:text-box>
        </draw:frame>
        <draw:line draw:style-name="gr19" draw:text-style-name="P1" draw:layer="layout" svg:x1="18.447cm" svg:y1="9.265cm" svg:x2="19.477cm" svg:y2="9.265cm">
          <text:p/>
        </draw:line>
        <draw:line draw:style-name="gr19" draw:text-style-name="P1" draw:layer="layout" svg:x1="22.202cm" svg:y1="7.653cm" svg:x2="24.625cm" svg:y2="7.694cm">
          <text:p/>
        </draw:line>
        <draw:frame draw:style-name="gr20" draw:text-style-name="P8" draw:layer="layout" svg:width="13.523cm" svg:height="4.241cm" svg:x="2.788cm" svg:y="1.469cm">
          <draw:text-box>
            <text:p text:style-name="P8"><text:span text:style-name="T8">typedef struct {</text:span></text:p>
            <text:p text:style-name="P8"><text:span text:style-name="T8"><text:tab/></text:span><text:span text:style-name="T8">volatile uint32_t tcr0; <text:s text:c="14"/>BASE <text:s text:c="8"/>= X X X 0 </text:span><text:span text:style-name="T9">0 0 0</text:span><text:span text:style-name="T8"> 0 0</text:span></text:p>
            <text:p text:style-name="P8"><text:span text:style-name="T8"><text:tab/></text:span><text:span text:style-name="T8">volatile uint32_t compare0; <text:s text:c="4"/>BASE + 4 <text:s text:c="2"/>= X X X 0 </text:span><text:span text:style-name="T9">0 0 1</text:span><text:span text:style-name="T8"> 0 0</text:span></text:p>
            <text:p text:style-name="P8"><text:span text:style-name="T8"><text:tab/></text:span><text:span text:style-name="T8">volatile uint32_t counter0; <text:s text:c="6"/>BASE + 8 <text:s text:c="2"/>= X X X 0 </text:span><text:span text:style-name="T9">0 1 0</text:span><text:span text:style-name="T8"> 0 0</text:span></text:p>
            <text:p text:style-name="P8"><text:span text:style-name="T8"><text:tab/></text:span><text:span text:style-name="T8">volatile uint32_t tcr1; <text:s text:c="14"/>BASE + 12 = X X X 0 </text:span><text:span text:style-name="T9">0 1 1</text:span><text:span text:style-name="T8"> 0 0</text:span></text:p>
            <text:p text:style-name="P8"><text:span text:style-name="T8"><text:tab/></text:span><text:span text:style-name="T8">volatile uint32_t compare1; <text:s text:c="4"/>BASE + 16 = X X X 0 </text:span><text:span text:style-name="T9">1 0 0</text:span><text:span text:style-name="T8"> 0 0</text:span></text:p>
            <text:p text:style-name="P8"><text:span text:style-name="T8"><text:tab/></text:span><text:span text:style-name="T8">volatile uint32_t counter1; <text:s text:c="6"/>BASE + 20 = X X X 0 </text:span><text:span text:style-name="T9">1 0 1</text:span><text:span text:style-name="T8"> 0 0</text:span></text:p>
            <text:p text:style-name="P8"><text:span text:style-name="T8">} timer_t;</text:span></text:p>
          </draw:text-box>
        </draw:frame>
        <draw:custom-shape draw:style-name="gr21" draw:text-style-name="P1" xml:id="id25" draw:id="id25" draw:layer="layout" svg:width="1.112cm" svg:height="3.412cm" svg:x="14.035cm" svg:y="1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26" draw:id="id26" draw:layer="layout" svg:width="1.994cm" svg:height="4.677cm" svg:x="9.053cm" svg:y="6.8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27" draw:id="id27" draw:layer="layout" svg:width="1.994cm" svg:height="4.642cm" svg:x="16.558cm" svg:y="6.862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svg:x1="14.591cm" svg:y1="5.175cm" svg:x2="10.05cm" svg:y2="6.863cm" draw:start-shape="id25" draw:start-glue-point="2" draw:end-shape="id26" svg:d="m14591 5175v844h-4541v844">
          <text:p/>
        </draw:connector>
        <draw:connector draw:style-name="gr22" draw:text-style-name="P1" draw:layer="layout" svg:x1="14.591cm" svg:y1="5.175cm" svg:x2="17.555cm" svg:y2="6.862cm" draw:start-shape="id25" draw:start-glue-point="2" draw:end-shape="id27" draw:end-glue-point="0" svg:d="m14591 5175v844h2964v8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20:34:44</meta:creation-date>
    <dc:date>2012-04-19T12:45:08</dc:date>
    <meta:editing-duration>PT3H55M56S</meta:editing-duration>
    <meta:editing-cycles>147</meta:editing-cycles>
    <meta:generator>LibreOffice/3.5$Linux_x86 LibreOffice_project/350m1$Build-102</meta:generator>
    <meta:document-statistic meta:object-count="63"/>
  </office:meta>
</office:document-meta>
</file>